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AAAAC+HelveticaNeue" svg:font-family="AAAAAC+HelveticaNeue" style:font-family-generic="swiss" svg:panose-1="0 0 0 0 0 0 0 0 0 0"/>
    <style:font-face style:name="AAAAAD+HelveticaNeue" svg:font-family="AAAAAD+HelveticaNeue" style:font-family-generic="swiss" svg:panose-1="0 0 0 0 0 0 0 0 0 0"/>
    <style:font-face style:name="AAAAAE+HelveticaNeue-Bold" svg:font-family="AAAAAE+HelveticaNeue-Bold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line-height="150%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ální" style:family="paragraph">
      <style:paragraph-properties fo:line-height="150%"/>
      <style:text-properties fo:font-weight="bold" style:font-weight-asian="bold" style:font-weight-complex="bold" fo:font-size="13pt" style:font-size-asian="13pt" style:font-size-complex="13pt"/>
    </style:style>
    <style:style style:name="P3" style:parent-style-name="Normální" style:family="paragraph">
      <style:paragraph-properties fo:line-height="150%"/>
    </style:style>
    <style:style style:name="T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P66" style:parent-style-name="Normální" style:family="paragraph">
      <style:paragraph-properties fo:line-height="150%"/>
    </style:style>
    <style:style style:name="T67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68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69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7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8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9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9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9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97" style:parent-style-name="Normální" style:family="paragraph">
      <style:paragraph-properties fo:line-height="150%"/>
    </style:style>
    <style:style style:name="T98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99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100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0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0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114" style:parent-style-name="Normální" style:family="paragraph">
      <style:paragraph-properties fo:line-height="150%"/>
    </style:style>
    <style:style style:name="T11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129" style:parent-style-name="Normální" style:family="paragraph">
      <style:paragraph-properties fo:line-height="150%"/>
    </style:style>
    <style:style style:name="T130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3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3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4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150" style:parent-style-name="Normální" style:family="paragraph">
      <style:paragraph-properties fo:line-height="150%"/>
    </style:style>
    <style:style style:name="T151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5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5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6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7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7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175" style:parent-style-name="Normální" style:family="paragraph">
      <style:paragraph-properties fo:line-height="150%"/>
    </style:style>
    <style:style style:name="T176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7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7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8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19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200" style:parent-style-name="Normální" style:family="paragraph">
      <style:paragraph-properties fo:line-height="150%"/>
    </style:style>
    <style:style style:name="T201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02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203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0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0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0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0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2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3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237" style:parent-style-name="Normální" style:family="paragraph">
      <style:paragraph-properties fo:line-height="150%"/>
    </style:style>
    <style:style style:name="T238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3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4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5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6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7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8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29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0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310" style:parent-style-name="Normální" style:family="paragraph">
      <style:paragraph-properties fo:line-height="150%"/>
    </style:style>
    <style:style style:name="T311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12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313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1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1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2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3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4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343" style:parent-style-name="Normální" style:family="paragraph">
      <style:paragraph-properties fo:line-height="150%"/>
    </style:style>
    <style:style style:name="T344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45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346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4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4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5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5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6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7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7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7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7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7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378" style:parent-style-name="Normální" style:family="paragraph">
      <style:paragraph-properties fo:line-height="150%"/>
    </style:style>
    <style:style style:name="T379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8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8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8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9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39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0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0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405" style:parent-style-name="Normální" style:family="paragraph">
      <style:paragraph-properties fo:line-height="150%"/>
    </style:style>
    <style:style style:name="T406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40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0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0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1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2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428" style:parent-style-name="Normální" style:family="paragraph">
      <style:paragraph-properties fo:line-height="150%"/>
    </style:style>
    <style:style style:name="T429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43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3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3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3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3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3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3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3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4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4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4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4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P444" style:parent-style-name="Normální" style:family="paragraph">
      <style:paragraph-properties fo:line-height="150%"/>
    </style:style>
    <style:style style:name="T44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44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4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4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4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5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5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5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5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5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5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5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457" style:parent-style-name="Normální" style:family="paragraph">
      <style:paragraph-properties fo:line-height="150%"/>
    </style:style>
    <style:style style:name="T458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45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6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6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6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6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6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6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6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6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6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6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7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7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7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7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7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7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7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7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7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7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8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8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8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8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8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8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8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8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8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8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9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9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9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9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9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9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9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9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49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9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500" style:parent-style-name="Normální" style:family="paragraph">
      <style:paragraph-properties fo:line-height="150%"/>
    </style:style>
    <style:style style:name="T501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50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0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0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0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0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0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0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0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1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1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1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1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1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1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2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2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2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2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2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2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2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3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3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3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3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3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3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3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3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4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4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4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4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4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4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4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4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4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4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5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5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5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5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5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5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5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5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5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559" style:parent-style-name="Normální" style:family="paragraph">
      <style:paragraph-properties fo:line-height="150%"/>
    </style:style>
    <style:style style:name="T560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561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562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563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564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565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566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567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568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569" style:parent-style-name="Standardnípísmoodstavce" style:family="text">
      <style:text-properties style:font-name="AAAAAE+HelveticaNeue-Bold" style:font-name-complex="AAAAAE+HelveticaNeue-Bold" fo:font-weight="bold" style:font-weight-asian="bold" style:font-weight-complex="bold" fo:font-size="13pt" style:font-size-asian="13pt" style:font-size-complex="13pt"/>
    </style:style>
    <style:style style:name="T570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P571" style:parent-style-name="Normální" style:family="paragraph">
      <style:paragraph-properties fo:line-height="150%"/>
    </style:style>
    <style:style style:name="T572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57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7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7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7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7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7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7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8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8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8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8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8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8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8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8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8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8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9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9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9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9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9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9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9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9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59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9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0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0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0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0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0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0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0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0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0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0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1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1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1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1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1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617" style:parent-style-name="Normální" style:family="paragraph">
      <style:paragraph-properties fo:line-height="150%"/>
    </style:style>
    <style:style style:name="T618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61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2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2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2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2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2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2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2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2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2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2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3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3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3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3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3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3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3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3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3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3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4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4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4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4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4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4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4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4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4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4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5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5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652" style:parent-style-name="Normální" style:family="paragraph">
      <style:paragraph-properties fo:line-height="150%"/>
    </style:style>
    <style:style style:name="T653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65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5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5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5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5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5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6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6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6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6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6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6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6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6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6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6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7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7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7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7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7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7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7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7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7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7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8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8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8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8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8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8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90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9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92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9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94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9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96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69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98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P699" style:parent-style-name="Normální" style:family="paragraph">
      <style:paragraph-properties fo:line-height="150%"/>
    </style:style>
    <style:style style:name="T700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70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0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0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0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0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0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0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0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0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1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1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1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1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1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1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1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1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1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1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2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2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2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2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2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2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2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2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2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2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3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31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3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33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3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35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3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37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  <style:style style:name="T73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39" style:parent-style-name="Standardnípísmoodstavce" style:family="text">
      <style:text-properties style:font-name="AAAAAC+HelveticaNeue" style:font-name-complex="AAAAAC+HelveticaNeue" fo:font-size="13pt" style:font-size-asian="13pt" style:font-size-complex="13pt"/>
    </style:style>
  </office:automatic-styles>
  <office:body>
    <office:text text:use-soft-page-breaks="true">
      <text:p text:style-name="P1">Branding/Rebranding<text:s/></text:p>
      <text:p text:style-name="P2">Branding</text:p>
      <text:p text:style-name="P3"><text:span text:style-name="T4">Branding je proces vytvá</text:span><text:span text:style-name="T5">ř</text:span><text:span text:style-name="T6">ení jedine</text:span><text:span text:style-name="T7">č</text:span><text:span text:style-name="T8">né identity firmy, která zahrnuje jméno, logo, barvy, fonty a dal</text:span><text:span text:style-name="T9">š</text:span><text:span text:style-name="T10">í prvky. Cílem brandingové strategie je pomoci firm</text:span><text:span text:style-name="T11">ě<text:s/></text:span><text:span text:style-name="T12">vybudovat pov</text:span><text:span text:style-name="T13">ě</text:span><text:span text:style-name="T14">domí o sv</text:span><text:span text:style-name="T15">ý</text:span><text:span text:style-name="T16">ch produktech a slu</text:span><text:span text:style-name="T17">ž</text:span><text:span text:style-name="T18">bách, získat si zákazníky a vytvo</text:span><text:span text:style-name="T19">ř</text:span><text:span text:style-name="T20">it si trvalé místo na trhu. Správn</text:span><text:span text:style-name="T21">ě<text:s/></text:span><text:span text:style-name="T22">proveden</text:span><text:span text:style-name="T23">ý<text:s/></text:span><text:span text:style-name="T24">branding m</text:span><text:span text:style-name="T25">ůž</text:span><text:span text:style-name="T26">e pomoci firm</text:span><text:span text:style-name="T27">ě<text:s/></text:span><text:span text:style-name="T28">stát se rozpoznatelnou a vytvo</text:span><text:span text:style-name="T29">ř</text:span><text:span text:style-name="T30">it si silné postavení v konkuren</text:span><text:span text:style-name="T31">č</text:span><text:span text:style-name="T32">ním prost</text:span><text:span text:style-name="T33">ř</text:span><text:span text:style-name="T34">edí. Klí</text:span><text:span text:style-name="T35">č</text:span><text:span text:style-name="T36">ovou sou</text:span><text:span text:style-name="T37">č</text:span><text:span text:style-name="T38">ástí brandingové strategie je zohledn</text:span><text:span text:style-name="T39">ě</text:span><text:span text:style-name="T40">ní preference a pot</text:span><text:span text:style-name="T41">ř</text:span><text:span text:style-name="T42">eb cílové skupiny a jasná komunikace hodnot a poselství firmy. Vizuální identita firmy, jako je logo a barvy, jsou také klí</text:span><text:span text:style-name="T43">č</text:span><text:span text:style-name="T44">ov</text:span><text:span text:style-name="T45">ý</text:span><text:span text:style-name="T46">mi prvky brandingu, proto</text:span><text:span text:style-name="T47">ž</text:span><text:span text:style-name="T48">e pomáhají vytvo</text:span><text:span text:style-name="T49">ř</text:span><text:span text:style-name="T50">it vizuální spojení s firmou a získat si zákazníky. Celkov</text:span><text:span text:style-name="T51">ě<text:s/></text:span><text:span text:style-name="T52">lze<text:s/></text:span><text:span text:style-name="T53">ř</text:span><text:span text:style-name="T54">íci,<text:s/></text:span><text:span text:style-name="T55">ž</text:span><text:span text:style-name="T56">e branding je klí</text:span><text:span text:style-name="T57">č</text:span><text:span text:style-name="T58">ov</text:span><text:span text:style-name="T59">ý</text:span><text:span text:style-name="T60">m nástrojem pro úsp</text:span><text:span text:style-name="T61">ěš</text:span><text:span text:style-name="T62">né fungování a r</text:span><text:span text:style-name="T63">ů</text:span><text:span text:style-name="T64">st firmy.<text:s/></text:span><text:span text:style-name="T65">Brandingová strategie</text:span></text:p>
      <text:p text:style-name="P66"><text:span text:style-name="T67">1. Definice zna</text:span><text:span text:style-name="T68">č</text:span><text:span text:style-name="T69">ky:<text:s/></text:span><text:span text:style-name="T70">Za</text:span><text:span text:style-name="T71">č</text:span><text:span text:style-name="T72">átek ka</text:span><text:span text:style-name="T73">ž</text:span><text:span text:style-name="T74">dého úsp</text:span><text:span text:style-name="T75">ěš</text:span><text:span text:style-name="T76">ného brandingového projektu je definice zna</text:span><text:span text:style-name="T77">č</text:span><text:span text:style-name="T78">ky. Je d</text:span><text:span text:style-name="T79">ů</text:span><text:span text:style-name="T80">le</text:span><text:span text:style-name="T81">ž</text:span><text:span text:style-name="T82">ité stanovit jasn</text:span><text:span text:style-name="T83">ý<text:s/></text:span><text:span text:style-name="T84">sm</text:span><text:span text:style-name="T85">ě</text:span><text:span text:style-name="T86">r, hodnoty a vizi zna</text:span><text:span text:style-name="T87">č</text:span><text:span text:style-name="T88">ky, aby bylo mo</text:span><text:span text:style-name="T89">ž</text:span><text:span text:style-name="T90">né vytvo</text:span><text:span text:style-name="T91">ř</text:span><text:span text:style-name="T92">it soudr</text:span><text:span text:style-name="T93">ž</text:span><text:span text:style-name="T94">nou a ú</text:span><text:span text:style-name="T95">č</text:span><text:span text:style-name="T96">innou strategii.</text:span></text:p>
      <text:p text:style-name="P97"><text:span text:style-name="T98">2. Anal</text:span><text:span text:style-name="T99">ý</text:span><text:span text:style-name="T100">za cílové skupiny:<text:s/></text:span><text:span text:style-name="T101">D</text:span><text:span text:style-name="T102">ů</text:span><text:span text:style-name="T103">kladná znalost cílové skupiny je základem úsp</text:span><text:span text:style-name="T104">ěš</text:span><text:span text:style-name="T105">ného brandingového projektu. Znalost pot</text:span><text:span text:style-name="T106">ř</text:span><text:span text:style-name="T107">eb, p</text:span><text:span text:style-name="T108">ř</text:span><text:span text:style-name="T109">edstav a zvyklostí cílové skupiny umo</text:span><text:span text:style-name="T110">ž</text:span><text:span text:style-name="T111">ní vytvo</text:span><text:span text:style-name="T112">ř</text:span><text:span text:style-name="T113">it strategii, která osloví správné lidi.</text:span></text:p>
      <text:p text:style-name="P114"><text:span text:style-name="T115">3. Vizuální identita:<text:s/></text:span><text:span text:style-name="T116">Vizuální identita zahrnuje logo, barvy, fonty a dal</text:span><text:span text:style-name="T117">š</text:span><text:span text:style-name="T118">í prvky, které jsou základem vizuálního rozpoznávání zna</text:span><text:span text:style-name="T119">č</text:span><text:span text:style-name="T120">ky. Je d</text:span><text:span text:style-name="T121">ů</text:span><text:span text:style-name="T122">le</text:span><text:span text:style-name="T123">ž</text:span><text:span text:style-name="T124">ité vytvo</text:span><text:span text:style-name="T125">ř</text:span><text:span text:style-name="T126">it vizuální identitu, která bude v souladu s hodnotami a vizi zna</text:span><text:span text:style-name="T127">č</text:span><text:span text:style-name="T128">ky.</text:span></text:p>
      <text:p text:style-name="P129"><text:span text:style-name="T130">4. Komunikace:<text:s/></text:span><text:span text:style-name="T131">Komunikace je klí</text:span><text:span text:style-name="T132">č</text:span><text:span text:style-name="T133">ov</text:span><text:span text:style-name="T134">ý</text:span><text:span text:style-name="T135">m prvkem brandingové strategie. Zna</text:span><text:span text:style-name="T136">č</text:span><text:span text:style-name="T137">ka musí b</text:span><text:span text:style-name="T138">ý</text:span><text:span text:style-name="T139">t schopna jasn</text:span><text:span text:style-name="T140">ě<text:s/></text:span><text:span text:style-name="T141">komunikovat své hodnoty, vizi a poslání prost</text:span><text:span text:style-name="T142">ř</text:span><text:span text:style-name="T143">ednictvím v</text:span><text:span text:style-name="T144">š</text:span><text:span text:style-name="T145">ech dostupn</text:span><text:span text:style-name="T146">ý</text:span><text:span text:style-name="T147">ch kanál</text:span><text:span text:style-name="T148">ů</text:span><text:span text:style-name="T149">.</text:span></text:p>
      <text:p text:style-name="P150"><text:span text:style-name="T151">5. Konzistence:<text:s/></text:span><text:span text:style-name="T152">Konzistence je klí</text:span><text:span text:style-name="T153">č</text:span><text:span text:style-name="T154">ov</text:span><text:span text:style-name="T155">ý</text:span><text:span text:style-name="T156">m faktorem p</text:span><text:span text:style-name="T157">ř</text:span><text:span text:style-name="T158">i budování zna</text:span><text:span text:style-name="T159">č</text:span><text:span text:style-name="T160">ky. V</text:span><text:span text:style-name="T161">š</text:span><text:span text:style-name="T162">echny prvky zna</text:span><text:span text:style-name="T163">č</text:span><text:span text:style-name="T164">ky, v</text:span><text:span text:style-name="T165">č</text:span><text:span text:style-name="T166">etn</text:span><text:span text:style-name="T167">ě<text:s/></text:span><text:span text:style-name="T168">vizuální identity, komunikace a produkt</text:span><text:span text:style-name="T169">ů</text:span><text:span text:style-name="T170">, musí b</text:span><text:span text:style-name="T171">ý</text:span><text:span text:style-name="T172">t konzistentní a soudr</text:span><text:span text:style-name="T173">ž</text:span><text:span text:style-name="T174">né.</text:span></text:p>
      <text:soft-page-break/>
      <text:p text:style-name="P175"><text:span text:style-name="T176">6. Inovace:<text:s/></text:span><text:span text:style-name="T177">Inovace je d</text:span><text:span text:style-name="T178">ů</text:span><text:span text:style-name="T179">le</text:span><text:span text:style-name="T180">ž</text:span><text:span text:style-name="T181">itou sou</text:span><text:span text:style-name="T182">č</text:span><text:span text:style-name="T183">ástí úsp</text:span><text:span text:style-name="T184">ěš</text:span><text:span text:style-name="T185">né brandingové strategie. Zna</text:span><text:span text:style-name="T186">č</text:span><text:span text:style-name="T187">ka musí b</text:span><text:span text:style-name="T188">ý</text:span><text:span text:style-name="T189">t schopna inovovat a p</text:span><text:span text:style-name="T190">ř</text:span><text:span text:style-name="T191">izp</text:span><text:span text:style-name="T192">ů</text:span><text:span text:style-name="T193">sobovat se nov</text:span><text:span text:style-name="T194">ý</text:span><text:span text:style-name="T195">m trend</text:span><text:span text:style-name="T196">ů</text:span><text:span text:style-name="T197">m a pot</text:span><text:span text:style-name="T198">ř</text:span><text:span text:style-name="T199">ebám cílové skupiny.<text:s/></text:span></text:p>
      <text:p text:style-name="P200"><text:span text:style-name="T201">7. Monitoring a anal</text:span><text:span text:style-name="T202">ý</text:span><text:span text:style-name="T203">za:<text:s/></text:span><text:span text:style-name="T204">Posledním, ale velmi d</text:span><text:span text:style-name="T205">ů</text:span><text:span text:style-name="T206">le</text:span><text:span text:style-name="T207">ž</text:span><text:span text:style-name="T208">it</text:span><text:span text:style-name="T209">ý</text:span><text:span text:style-name="T210">m prvkem brandingové strategie je monitoring a anal</text:span><text:span text:style-name="T211">ý</text:span><text:span text:style-name="T212">za v</text:span><text:span text:style-name="T213">ý</text:span><text:span text:style-name="T214">sledk</text:span><text:span text:style-name="T215">ů</text:span><text:span text:style-name="T216">. Zna</text:span><text:span text:style-name="T217">č</text:span><text:span text:style-name="T218">ka musí b</text:span><text:span text:style-name="T219">ý</text:span><text:span text:style-name="T220">t schopna pr</text:span><text:span text:style-name="T221">ů</text:span><text:span text:style-name="T222">b</text:span><text:span text:style-name="T223">ěž</text:span><text:span text:style-name="T224">n</text:span><text:span text:style-name="T225">ě<text:s/></text:span><text:span text:style-name="T226">monitorovat v</text:span><text:span text:style-name="T227">ý</text:span><text:span text:style-name="T228">sledky a anal</text:span><text:span text:style-name="T229">ý</text:span><text:span text:style-name="T230">zy, aby mohla p</text:span><text:span text:style-name="T231">ř</text:span><text:span text:style-name="T232">izp</text:span><text:span text:style-name="T233">ů</text:span><text:span text:style-name="T234">sobovat svou strategii a reagovat na pot</text:span><text:span text:style-name="T235">ř</text:span><text:span text:style-name="T236">eby trhu.</text:span></text:p>
      <text:p text:style-name="P237"><text:span text:style-name="T238">Rebranding<text:s/></text:span><text:span text:style-name="T239">Rebranding je proces, kdy zna</text:span><text:span text:style-name="T240">č</text:span><text:span text:style-name="T241">ka m</text:span><text:span text:style-name="T242">ě</text:span><text:span text:style-name="T243">ní svou vizuální identitu, strategii nebo jiné klí</text:span><text:span text:style-name="T244">č</text:span><text:span text:style-name="T245">ové prvky svého brandingu, aby osv</text:span><text:span text:style-name="T246">ěž</text:span><text:span text:style-name="T247">ila sv</text:span><text:span text:style-name="T248">ů</text:span><text:span text:style-name="T249">j image nebo se p</text:span><text:span text:style-name="T250">ř</text:span><text:span text:style-name="T251">izp</text:span><text:span text:style-name="T252">ů</text:span><text:span text:style-name="T253">sobila nov</text:span><text:span text:style-name="T254">ý</text:span><text:span text:style-name="T255">m trend</text:span><text:span text:style-name="T256">ů</text:span><text:span text:style-name="T257">m a pot</text:span><text:span text:style-name="T258">ř</text:span><text:span text:style-name="T259">ebám trhu. Rebranding m</text:span><text:span text:style-name="T260">ůž</text:span><text:span text:style-name="T261">e b</text:span><text:span text:style-name="T262">ý</text:span><text:span text:style-name="T263">t motivován mnoha faktory, jako jsou zm</text:span><text:span text:style-name="T264">ě</text:span><text:span text:style-name="T265">ny ve spole</text:span><text:span text:style-name="T266">č</text:span><text:span text:style-name="T267">nosti, konkuren</text:span><text:span text:style-name="T268">č</text:span><text:span text:style-name="T269">ní prost</text:span><text:span text:style-name="T270">ř</text:span><text:span text:style-name="T271">edí, zm</text:span><text:span text:style-name="T272">ě</text:span><text:span text:style-name="T273">ny v produktové nabídce, nebo zhor</text:span><text:span text:style-name="T274">š</text:span><text:span text:style-name="T275">ení pov</text:span><text:span text:style-name="T276">ě</text:span><text:span text:style-name="T277">sti zna</text:span><text:span text:style-name="T278">č</text:span><text:span text:style-name="T279">ky.Rebranding m</text:span><text:span text:style-name="T280">ůž</text:span><text:span text:style-name="T281">e b</text:span><text:span text:style-name="T282">ý</text:span><text:span text:style-name="T283">t rozsáhl</text:span><text:span text:style-name="T284">ý<text:s/></text:span><text:span text:style-name="T285">proces, kter</text:span><text:span text:style-name="T286">ý<text:s/></text:span><text:span text:style-name="T287">m</text:span><text:span text:style-name="T288">ůž</text:span><text:span text:style-name="T289">e zahrnovat mnoho krok</text:span><text:span text:style-name="T290">ů</text:span><text:span text:style-name="T291">, jako jsou anal</text:span><text:span text:style-name="T292">ý</text:span><text:span text:style-name="T293">za konkurence, v</text:span><text:span text:style-name="T294">ý</text:span><text:span text:style-name="T295">zkum zákazník</text:span><text:span text:style-name="T296">ů</text:span><text:span text:style-name="T297">, návrh nové vizuální identity, p</text:span><text:span text:style-name="T298">ř</text:span><text:span text:style-name="T299">íprava marketingové strategie a implementace nového designu a identity. Následující body p</text:span><text:span text:style-name="T300">ř</text:span><text:span text:style-name="T301">iná</text:span><text:span text:style-name="T302">š</text:span><text:span text:style-name="T303">ejí více informací o tom, jak vytvo</text:span><text:span text:style-name="T304">ř</text:span><text:span text:style-name="T305">it úsp</text:span><text:span text:style-name="T306">ěš</text:span><text:span text:style-name="T307">n</text:span><text:span text:style-name="T308">ý<text:s/></text:span><text:span text:style-name="T309">rebranding:</text:span></text:p>
      <text:p text:style-name="P310"><text:span text:style-name="T311">1. Stanovení cíl</text:span><text:span text:style-name="T312">ů</text:span><text:span text:style-name="T313">:<text:s/></text:span><text:span text:style-name="T314">Proces rebrandingu za</text:span><text:span text:style-name="T315">č</text:span><text:span text:style-name="T316">íná stanovením jasn</text:span><text:span text:style-name="T317">ý</text:span><text:span text:style-name="T318">ch cíl</text:span><text:span text:style-name="T319">ů<text:s/></text:span><text:span text:style-name="T320">a vize pro zm</text:span><text:span text:style-name="T321">ě</text:span><text:span text:style-name="T322">nu. Je d</text:span><text:span text:style-name="T323">ů</text:span><text:span text:style-name="T324">le</text:span><text:span text:style-name="T325">ž</text:span><text:span text:style-name="T326">ité mít jasno o tom, pro</text:span><text:span text:style-name="T327">č<text:s/></text:span><text:span text:style-name="T328">je zm</text:span><text:span text:style-name="T329">ě</text:span><text:span text:style-name="T330">na pot</text:span><text:span text:style-name="T331">ř</text:span><text:span text:style-name="T332">ebná, jaké jsou cíle a jak</text:span><text:span text:style-name="T333">ý</text:span><text:span text:style-name="T334">m zp</text:span><text:span text:style-name="T335">ů</text:span><text:span text:style-name="T336">sobem by m</text:span><text:span text:style-name="T337">ě</text:span><text:span text:style-name="T338">l rebranding p</text:span><text:span text:style-name="T339">ř</text:span><text:span text:style-name="T340">inést zlep</text:span><text:span text:style-name="T341">š</text:span><text:span text:style-name="T342">ení.</text:span></text:p>
      <text:p text:style-name="P343"><text:span text:style-name="T344">2. Anal</text:span><text:span text:style-name="T345">ý</text:span><text:span text:style-name="T346">za trhu a konkurence:<text:s/></text:span><text:span text:style-name="T347">Anal</text:span><text:span text:style-name="T348">ý</text:span><text:span text:style-name="T349">za konkuren</text:span><text:span text:style-name="T350">č</text:span><text:span text:style-name="T351">ního prost</text:span><text:span text:style-name="T352">ř</text:span><text:span text:style-name="T353">edí je klí</text:span><text:span text:style-name="T354">č</text:span><text:span text:style-name="T355">ová pro úsp</text:span><text:span text:style-name="T356">ěš</text:span><text:span text:style-name="T357">n</text:span><text:span text:style-name="T358">ý<text:s/></text:span><text:span text:style-name="T359">rebranding. Musí b</text:span><text:span text:style-name="T360">ý</text:span><text:span text:style-name="T361">t provedena anal</text:span><text:span text:style-name="T362">ý</text:span><text:span text:style-name="T363">za konkurence a anal</text:span><text:span text:style-name="T364">ý</text:span><text:span text:style-name="T365">za trhu, aby se zjistily trendy, preference zákazník</text:span><text:span text:style-name="T366">ů</text:span><text:span text:style-name="T367">, klí</text:span><text:span text:style-name="T368">č</text:span><text:span text:style-name="T369">ové faktory úsp</text:span><text:span text:style-name="T370">ě</text:span><text:span text:style-name="T371">chu a v</text:span><text:span text:style-name="T372">ý</text:span><text:span text:style-name="T373">hody, které m</text:span><text:span text:style-name="T374">ůž</text:span><text:span text:style-name="T375">e zna</text:span><text:span text:style-name="T376">č</text:span><text:span text:style-name="T377">ka nabídnout.</text:span></text:p>
      <text:p text:style-name="P378"><text:span text:style-name="T379">3. Vizuální identita:<text:s/></text:span><text:span text:style-name="T380">Vizuální identita je jedním z nejd</text:span><text:span text:style-name="T381">ů</text:span><text:span text:style-name="T382">le</text:span><text:span text:style-name="T383">ž</text:span><text:span text:style-name="T384">it</text:span><text:span text:style-name="T385">ě</text:span><text:span text:style-name="T386">j</text:span><text:span text:style-name="T387">š</text:span><text:span text:style-name="T388">ích prvk</text:span><text:span text:style-name="T389">ů<text:s/></text:span><text:span text:style-name="T390">rebrandingu. Je d</text:span><text:span text:style-name="T391">ů</text:span><text:span text:style-name="T392">le</text:span><text:span text:style-name="T393">ž</text:span><text:span text:style-name="T394">ité vytvo</text:span><text:span text:style-name="T395">ř</text:span><text:span text:style-name="T396">it novou vizuální identitu, která bude reflektovat nové cíle a vizi zna</text:span><text:span text:style-name="T397">č</text:span><text:span text:style-name="T398">ky. Nová vizuální identita musí b</text:span><text:span text:style-name="T399">ý</text:span><text:span text:style-name="T400">t navr</text:span><text:span text:style-name="T401">ž</text:span><text:span text:style-name="T402">ena tak, aby byla atraktivní a zárove</text:span><text:span text:style-name="T403">ň<text:s/></text:span><text:span text:style-name="T404">byla v souladu s cíli rebrandingu.</text:span></text:p>
      <text:soft-page-break/>
      <text:p text:style-name="P405"><text:span text:style-name="T406">4. Marketingová strategie:<text:s/></text:span><text:span text:style-name="T407">Rebranding m</text:span><text:span text:style-name="T408">ůž</text:span><text:span text:style-name="T409">e mít velk</text:span><text:span text:style-name="T410">ý<text:s/></text:span><text:span text:style-name="T411">dopad na zákazníky a musí b</text:span><text:span text:style-name="T412">ý</text:span><text:span text:style-name="T413">t proveden tak, aby se zákazníci neztratili. Proto je d</text:span><text:span text:style-name="T414">ů</text:span><text:span text:style-name="T415">le</text:span><text:span text:style-name="T416">ž</text:span><text:span text:style-name="T417">ité p</text:span><text:span text:style-name="T418">ř</text:span><text:span text:style-name="T419">ipravit komplexní marketingovou strategii, která zahrnuje ve</text:span><text:span text:style-name="T420">š</text:span><text:span text:style-name="T421">keré komunika</text:span><text:span text:style-name="T422">č</text:span><text:span text:style-name="T423">ní kanály, jako jsou reklama, PR, sociální sít</text:span><text:span text:style-name="T424">ě<text:s/></text:span><text:span text:style-name="T425">a dal</text:span><text:span text:style-name="T426">š</text:span><text:span text:style-name="T427">í.</text:span></text:p>
      <text:p text:style-name="P428"><text:span text:style-name="T429">5. Implementace:<text:s/></text:span><text:span text:style-name="T430">Implementace nové identity zahrnuje p</text:span><text:span text:style-name="T431">ř</text:span><text:span text:style-name="T432">echod na novou vizuální identitu, návrh nového marketingového materiálu, aktualizaci webu a dal</text:span><text:span text:style-name="T433">š</text:span><text:span text:style-name="T434">í kroky. V</text:span><text:span text:style-name="T435">š</text:span><text:span text:style-name="T436">echny tyto kroky musí b</text:span><text:span text:style-name="T437">ý</text:span><text:span text:style-name="T438">t provád</text:span><text:span text:style-name="T439">ě</text:span><text:span text:style-name="T440">ny pe</text:span><text:span text:style-name="T441">č</text:span><text:span text:style-name="T442">liv</text:span><text:span text:style-name="T443">ě</text:span></text:p>
      <text:p text:style-name="P444"><text:span text:style-name="T445">BRABD ESENCE A TONALITA<text:s/></text:span><text:span text:style-name="T446">Brandová esence a tonalita jsou d</text:span><text:span text:style-name="T447">ů</text:span><text:span text:style-name="T448">le</text:span><text:span text:style-name="T449">ž</text:span><text:span text:style-name="T450">ité slo</text:span><text:span text:style-name="T451">ž</text:span><text:span text:style-name="T452">ky brandingové strategie a komunikace zna</text:span><text:span text:style-name="T453">č</text:span><text:span text:style-name="T454">ky. Zde je jejich vysv</text:span><text:span text:style-name="T455">ě</text:span><text:span text:style-name="T456">tlení:</text:span></text:p>
      <text:p text:style-name="P457"><text:span text:style-name="T458">Brandová esence<text:s/></text:span><text:span text:style-name="T459">Brandová esence je jádro a základní identita zna</text:span><text:span text:style-name="T460">č</text:span><text:span text:style-name="T461">ky. Jedná se o její hlavní podstatu, hodnoty a v</text:span><text:span text:style-name="T462">ý</text:span><text:span text:style-name="T463">znam. Brandová esence<text:s/></text:span><text:span text:style-name="T464">č</text:span><text:span text:style-name="T465">asto vystihuje to, co zna</text:span><text:span text:style-name="T466">č</text:span><text:span text:style-name="T467">ka p</text:span><text:span text:style-name="T468">ř</text:span><text:span text:style-name="T469">iná</text:span><text:span text:style-name="T470">š</text:span><text:span text:style-name="T471">í zákazník</text:span><text:span text:style-name="T472">ů</text:span><text:span text:style-name="T473">m a jak</text:span><text:span text:style-name="T474">ý</text:span><text:span text:style-name="T475">m zp</text:span><text:span text:style-name="T476">ů</text:span><text:span text:style-name="T477">sobem se odli</text:span><text:span text:style-name="T478">š</text:span><text:span text:style-name="T479">uje od konkurence. Je to vnit</text:span><text:span text:style-name="T480">ř</text:span><text:span text:style-name="T481">ní podstata zna</text:span><text:span text:style-name="T482">č</text:span><text:span text:style-name="T483">ky, která je základem pro v</text:span><text:span text:style-name="T484">š</text:span><text:span text:style-name="T485">echny komunika</text:span><text:span text:style-name="T486">č</text:span><text:span text:style-name="T487">ní a marketingové aktivity. Nap</text:span><text:span text:style-name="T488">ř</text:span><text:span text:style-name="T489">íklad brandová esence spole</text:span><text:span text:style-name="T490">č</text:span><text:span text:style-name="T491">nosti Nike m</text:span><text:span text:style-name="T492">ůž</text:span><text:span text:style-name="T493">e b</text:span><text:span text:style-name="T494">ý</text:span><text:span text:style-name="T495">t "inspirace a povzbuzení k dosa</text:span><text:span text:style-name="T496">ž</text:span><text:span text:style-name="T497">ení nejlep</text:span><text:span text:style-name="T498">š</text:span><text:span text:style-name="T499">í verze sebe sama".</text:span></text:p>
      <text:p text:style-name="P500"><text:span text:style-name="T501">Tonalita<text:s/></text:span><text:span text:style-name="T502">Brandová tonalita se t</text:span><text:span text:style-name="T503">ý</text:span><text:span text:style-name="T504">ká zp</text:span><text:span text:style-name="T505">ů</text:span><text:span text:style-name="T506">sobu, jak</text:span><text:span text:style-name="T507">ý</text:span><text:span text:style-name="T508">m zna</text:span><text:span text:style-name="T509">č</text:span><text:span text:style-name="T510">ka komunikuje se sv</text:span><text:span text:style-name="T511">ý</text:span><text:span text:style-name="T512">m publikem. Jedná se o specifick</text:span><text:span text:style-name="T513">ý<text:s/></text:span><text:span text:style-name="T514">hlas, styl a emocionální tón, kter</text:span><text:span text:style-name="T515">ý<text:s/></text:span><text:span text:style-name="T516">zna</text:span><text:span text:style-name="T517">č</text:span><text:span text:style-name="T518">ka pou</text:span><text:span text:style-name="T519">ž</text:span><text:span text:style-name="T520">ívá ve sv</text:span><text:span text:style-name="T521">ý</text:span><text:span text:style-name="T522">ch komunika</text:span><text:span text:style-name="T523">č</text:span><text:span text:style-name="T524">ních kanálech a sd</text:span><text:span text:style-name="T525">ě</text:span><text:span text:style-name="T526">leních. Tonalita m</text:span><text:span text:style-name="T527">ůž</text:span><text:span text:style-name="T528">e b</text:span><text:span text:style-name="T529">ý</text:span><text:span text:style-name="T530">t vst</text:span><text:span text:style-name="T531">ř</text:span><text:span text:style-name="T532">ícná, profesionální, zábavná, inspirativní nebo jiná, v závislosti na povaze zna</text:span><text:span text:style-name="T533">č</text:span><text:span text:style-name="T534">ky a cílové skupin</text:span><text:span text:style-name="T535">ě</text:span><text:span text:style-name="T536">. Je d</text:span><text:span text:style-name="T537">ů</text:span><text:span text:style-name="T538">le</text:span><text:span text:style-name="T539">ž</text:span><text:span text:style-name="T540">ité, aby tonalita byla konzistentní a p</text:span><text:span text:style-name="T541">ř</text:span><text:span text:style-name="T542">izp</text:span><text:span text:style-name="T543">ů</text:span><text:span text:style-name="T544">sobená cílovému publiku, aby podporovala vytvo</text:span><text:span text:style-name="T545">ř</text:span><text:span text:style-name="T546">ení emocionálního spojení s zna</text:span><text:span text:style-name="T547">č</text:span><text:span text:style-name="T548">kou. Nap</text:span><text:span text:style-name="T549">ř</text:span><text:span text:style-name="T550">íklad tonalita spole</text:span><text:span text:style-name="T551">č</text:span><text:span text:style-name="T552">nosti Coca-Cola je<text:s/></text:span><text:span text:style-name="T553">č</text:span><text:span text:style-name="T554">asto veselá, oslavuje p</text:span><text:span text:style-name="T555">ř</text:span><text:span text:style-name="T556">átelství a radost ze<text:s/></text:span><text:span text:style-name="T557">ž</text:span><text:span text:style-name="T558">ivota.</text:span></text:p>
      <text:p text:style-name="P559"><text:span text:style-name="T560">P</text:span><text:span text:style-name="T561">Ř</text:span><text:span text:style-name="T562">ÍKLADY ÚSP</text:span><text:span text:style-name="T563">ĚŠ</text:span><text:span text:style-name="T564">N</text:span><text:span text:style-name="T565">Ý</text:span><text:span text:style-name="T566">CH BRAND</text:span><text:span text:style-name="T567">Ů<text:s/></text:span><text:span text:style-name="T568">A SPECIFIKACE JEJICH FUNK</text:span><text:span text:style-name="T569">Č</text:span><text:span text:style-name="T570">NOSTI</text:span></text:p>
      <text:p text:style-name="P571"><text:span text:style-name="T572">1. Apple:<text:s/></text:span><text:span text:style-name="T573">- Funk</text:span><text:span text:style-name="T574">č</text:span><text:span text:style-name="T575">nost: Apple je znám</text:span><text:span text:style-name="T576">ý<text:s/></text:span><text:span text:style-name="T577">sv</text:span><text:span text:style-name="T578">ý</text:span><text:span text:style-name="T579">m minimalistick</text:span><text:span text:style-name="T580">ý</text:span><text:span text:style-name="T581">m designem, u</text:span><text:span text:style-name="T582">ž</text:span><text:span text:style-name="T583">ivatelsky p</text:span><text:span text:style-name="T584">ř</text:span><text:span text:style-name="T585">ív</text:span><text:span text:style-name="T586">ě</text:span><text:span text:style-name="T587">tiv</text:span><text:span text:style-name="T588">ý</text:span><text:span text:style-name="T589">m rozhraním a integrovan</text:span><text:span text:style-name="T590">ý</text:span><text:span text:style-name="T591">m ekosystémem. Jejich produkty jsou intuitivní a snadno pou</text:span><text:span text:style-name="T592">ž</text:span><text:span text:style-name="T593">itelné, a</text:span><text:span text:style-name="T594">ť<text:s/></text:span><text:span text:style-name="T595">u</text:span><text:span text:style-name="T596">ž<text:s/></text:span><text:span text:style-name="T597">se jedná o iPhone, Mac nebo iPad. - Inovace: Apple je synonymem pro inovaci a p</text:span><text:span text:style-name="T598">ř</text:span><text:span text:style-name="T599">iná</text:span><text:span text:style-name="T600">š</text:span><text:span text:style-name="T601">ení nov</text:span><text:span text:style-name="T602">ý</text:span><text:span text:style-name="T603">ch technologick</text:span><text:span text:style-name="T604">ý</text:span><text:span text:style-name="T605">ch<text:s/></text:span><text:span text:style-name="T606">ř</text:span><text:span text:style-name="T607">e</text:span><text:span text:style-name="T608">š</text:span><text:span text:style-name="T609">ení na trh. Jejich<text:s/></text:span><text:soft-page-break/><text:span text:style-name="T610">produkty, jako nap</text:span><text:span text:style-name="T611">ř</text:span><text:span text:style-name="T612">íklad iPhone, se staly ikonami a p</text:span><text:span text:style-name="T613">ř</text:span><text:span text:style-name="T614">edstavují nové standardy v mobilním pr</text:span><text:span text:style-name="T615">ů</text:span><text:span text:style-name="T616">myslu.</text:span></text:p>
      <text:p text:style-name="P617"><text:span text:style-name="T618">2. Nike:<text:s/></text:span><text:span text:style-name="T619">- Funk</text:span><text:span text:style-name="T620">č</text:span><text:span text:style-name="T621">nost: Nike je znám</text:span><text:span text:style-name="T622">ý<text:s/></text:span><text:span text:style-name="T623">sv</text:span><text:span text:style-name="T624">ý</text:span><text:span text:style-name="T625">mi kvalitními sportovními produkty a obuví. Jejich produkty jsou navr</text:span><text:span text:style-name="T626">ž</text:span><text:span text:style-name="T627">eny tak, aby poskytovaly v</text:span><text:span text:style-name="T628">ý</text:span><text:span text:style-name="T629">kon, pohodlí a podporu pro sportovce v r</text:span><text:span text:style-name="T630">ů</text:span><text:span text:style-name="T631">zn</text:span><text:span text:style-name="T632">ý</text:span><text:span text:style-name="T633">ch disciplínách. - Inspira</text:span><text:span text:style-name="T634">č</text:span><text:span text:style-name="T635">ní komunikace: Nike je znám</text:span><text:span text:style-name="T636">ý<text:s/></text:span><text:span text:style-name="T637">svou inspirativní a motivující komunikací, která podporuje lidi, aby dosahovali svého potenciálu a p</text:span><text:span text:style-name="T638">ř</text:span><text:span text:style-name="T639">ekonávali p</text:span><text:span text:style-name="T640">ř</text:span><text:span text:style-name="T641">eká</text:span><text:span text:style-name="T642">ž</text:span><text:span text:style-name="T643">ky. Slogan "Just Do It" se stal ikonick</text:span><text:span text:style-name="T644">ý</text:span><text:span text:style-name="T645">m a zt</text:span><text:span text:style-name="T646">ě</text:span><text:span text:style-name="T647">les</text:span><text:span text:style-name="T648">ň</text:span><text:span text:style-name="T649">uje ducha zna</text:span><text:span text:style-name="T650">č</text:span><text:span text:style-name="T651">ky.</text:span></text:p>
      <text:p text:style-name="P652"><text:span text:style-name="T653">3. Coca-Cola:<text:s/></text:span><text:span text:style-name="T654">- Funk</text:span><text:span text:style-name="T655">č</text:span><text:span text:style-name="T656">nost: Coca-Cola je populární sv</text:span><text:span text:style-name="T657">ý</text:span><text:span text:style-name="T658">mi osv</text:span><text:span text:style-name="T659">ěž</text:span><text:span text:style-name="T660">ujícími nápoji. Jejich receptura a chu</text:span><text:span text:style-name="T661">ť<text:s/></text:span><text:span text:style-name="T662">jsou pe</text:span><text:span text:style-name="T663">č</text:span><text:span text:style-name="T664">liv</text:span><text:span text:style-name="T665">ě<text:s/></text:span><text:span text:style-name="T666">navr</text:span><text:span text:style-name="T667">ž</text:span><text:span text:style-name="T668">eny tak, aby vytvá</text:span><text:span text:style-name="T669">ř</text:span><text:span text:style-name="T670">ely jedine</text:span><text:span text:style-name="T671">č</text:span><text:span text:style-name="T672">n</text:span><text:span text:style-name="T673">ý<text:s/></text:span><text:span text:style-name="T674">zá</text:span><text:span text:style-name="T675">ž</text:span><text:span text:style-name="T676">itek pro spot</text:span><text:span text:style-name="T677">ř</text:span><text:span text:style-name="T678">ebitele. - Emo</text:span><text:span text:style-name="T679">č</text:span><text:span text:style-name="T680">ní propojení: Coca-Cola se zam</text:span><text:span text:style-name="T681">ěř</text:span><text:span text:style-name="T682">uje na vytvá</text:span><text:span text:style-name="T683">ř</text:span><text:span text:style-name="T684">ení emo</text:span><text:span text:style-name="T685">č</text:span><text:span text:style-name="T686">ního propojení s lidmi a podporu radosti, p</text:span><text:span text:style-name="T687">ř</text:span><text:span text:style-name="T688">átelství a oslav. Jejich reklamy a kampan</text:span><text:span text:style-name="T689">ě č</text:span><text:span text:style-name="T690">asto zd</text:span><text:span text:style-name="T691">ů</text:span><text:span text:style-name="T692">raz</text:span><text:span text:style-name="T693">ň</text:span><text:span text:style-name="T694">ují spole</text:span><text:span text:style-name="T695">č</text:span><text:span text:style-name="T696">enské okam</text:span><text:span text:style-name="T697">ž</text:span><text:span text:style-name="T698">iky a sdílení s ostatními.</text:span></text:p>
      <text:p text:style-name="P699"><text:span text:style-name="T700">4. Google:<text:s/></text:span><text:span text:style-name="T701">- Funk</text:span><text:span text:style-name="T702">č</text:span><text:span text:style-name="T703">nost: Google je nejv</text:span><text:span text:style-name="T704">ě</text:span><text:span text:style-name="T705">t</text:span><text:span text:style-name="T706">š</text:span><text:span text:style-name="T707">í vyhledáva</text:span><text:span text:style-name="T708">č<text:s/></text:span><text:span text:style-name="T709">na sv</text:span><text:span text:style-name="T710">ě</text:span><text:span text:style-name="T711">t</text:span><text:span text:style-name="T712">ě</text:span><text:span text:style-name="T713">, kter</text:span><text:span text:style-name="T714">ý<text:s/></text:span><text:span text:style-name="T715">poskytuje u</text:span><text:span text:style-name="T716">ž</text:span><text:span text:style-name="T717">ivatel</text:span><text:span text:style-name="T718">ů</text:span><text:span text:style-name="T719">m p</text:span><text:span text:style-name="T720">ř</text:span><text:span text:style-name="T721">ístup k rozsáhl</text:span><text:span text:style-name="T722">ý</text:span><text:span text:style-name="T723">m informacím a slu</text:span><text:span text:style-name="T724">ž</text:span><text:span text:style-name="T725">bám na internetu. Jejich rozhraní je jednoduché, efektivní a p</text:span><text:span text:style-name="T726">ř</text:span><text:span text:style-name="T727">ehledné. - Inovace a personalizace: Google je znám</text:span><text:span text:style-name="T728">ý<text:s/></text:span><text:span text:style-name="T729">svou schopností inovovat a poskytovat personalizované slu</text:span><text:span text:style-name="T730">ž</text:span><text:span text:style-name="T731">by, jako je personalizované vyhledávání, e-mailové slu</text:span><text:span text:style-name="T732">ž</text:span><text:span text:style-name="T733">by a cloudové úlo</text:span><text:span text:style-name="T734">ž</text:span><text:span text:style-name="T735">i</text:span><text:span text:style-name="T736">š</text:span><text:span text:style-name="T737">t</text:span><text:span text:style-name="T738">ě</text:span><text:span text:style-name="T73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AAAAC+HelveticaNeue" svg:font-family="AAAAAC+HelveticaNeue" style:font-family-generic="swiss" svg:panose-1="0 0 0 0 0 0 0 0 0 0"/>
    <style:font-face style:name="AAAAAD+HelveticaNeue" svg:font-family="AAAAAD+HelveticaNeue" style:font-family-generic="swiss" svg:panose-1="0 0 0 0 0 0 0 0 0 0"/>
    <style:font-face style:name="AAAAAE+HelveticaNeue-Bold" svg:font-family="AAAAAE+HelveticaNeue-Bold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23T08:30:00Z</meta:creation-date>
    <dc:date>2023-05-23T08:36:00Z</dc:date>
    <meta:template xlink:href="Normal.dotm" xlink:type="simple"/>
    <meta:editing-cycles>1</meta:editing-cycles>
    <meta:editing-duration>PT360S</meta:editing-duration>
    <meta:document-statistic meta:page-count="4" meta:paragraph-count="13" meta:word-count="1006" meta:character-count="6929" meta:row-count="49" meta:non-whitespace-character-count="5936"/>
  </office:meta>
</office:document-meta>
</file>